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FA6B98A811B5517.png" manifest:media-type="image/png"/>
  <manifest:file-entry manifest:full-path="Pictures/1000000000000556000003002221004FF42E778B.png" manifest:media-type="image/png"/>
  <manifest:file-entry manifest:full-path="Pictures/10000000000005560000030011696522E858CC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9pt" officeooo:paragraph-rsid="00162bd3" style:font-size-asian="9pt"/>
    </style:style>
    <style:style style:name="P2" style:family="paragraph" style:parent-style-name="Standard">
      <style:text-properties officeooo:paragraph-rsid="00162b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9.533cm, 14.5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028cm, 1.0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443cm, 1.01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" text:anchor-type="char" svg:x="4.33cm" svg:y="0.298cm" svg:width="7.812cm" svg:height="2.716cm" draw:z-index="2"><draw:image xlink:href="Pictures/1000000000000556000003002221004FF42E77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char" svg:x="3.482cm" svg:y="0cm" svg:width="9.737cm" svg:height="9.081cm" draw:z-index="0"><draw:image xlink:href="Pictures/100000000000055600000300CFA6B98A811B55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3.484cm" svg:y="0.644cm" svg:width="9.827cm" svg:height="9.059cm" draw:z-index="1"><draw:image xlink:href="Pictures/10000000000005560000030011696522E858CC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5:13:59.674000000</meta:creation-date>
    <dc:date>2022-03-06T11:42:28.531000000</dc:date>
    <meta:editing-duration>PT25M16S</meta:editing-duration>
    <meta:editing-cycles>3</meta:editing-cycles>
    <meta:generator>LibreOffice/7.1.5.2$Windows_X86_64 LibreOffice_project/85f04e9f809797b8199d13c421bd8a2b025d52b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